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DyslexicAlta" svg:font-family="OpenDyslexicAlta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a9d73" officeooo:paragraph-rsid="001b8a69"/>
    </style:style>
    <style:style style:name="P2" style:family="paragraph" style:parent-style-name="Standard">
      <style:text-properties style:font-name="OpenDyslexicAlta" fo:font-style="normal" officeooo:rsid="001a9d73" officeooo:paragraph-rsid="001a9d73"/>
    </style:style>
    <style:style style:name="P3" style:family="paragraph" style:parent-style-name="Standard">
      <style:text-properties style:font-name="OpenDyslexicAlta" fo:font-style="normal" officeooo:rsid="001b8a69" officeooo:paragraph-rsid="001a9d73"/>
    </style:style>
    <style:style style:name="P4" style:family="paragraph" style:parent-style-name="Table_20_Contents">
      <style:text-properties officeooo:rsid="001b8a69" officeooo:paragraph-rsid="001b8a69"/>
    </style:style>
    <style:style style:name="P5" style:family="paragraph" style:parent-style-name="Table_20_Contents">
      <style:text-properties style:font-name="OpenDyslexicAlta" fo:font-style="normal" officeooo:rsid="001b8a69" officeooo:paragraph-rsid="001b8a69"/>
    </style:style>
    <style:style style:name="P6" style:family="paragraph" style:parent-style-name="Table_20_Contents">
      <style:text-properties style:font-name="OpenDyslexicAlta" fo:font-style="normal" officeooo:rsid="001d5ae6" officeooo:paragraph-rsid="001d5ae6"/>
    </style:style>
    <style:style style:name="P7" style:family="paragraph" style:parent-style-name="Table_20_Contents">
      <style:text-properties style:font-name="OpenDyslexicAlta" fo:font-style="normal" officeooo:rsid="001d5ae6" officeooo:paragraph-rsid="002b19da"/>
    </style:style>
    <style:style style:name="P8" style:family="paragraph" style:parent-style-name="Table_20_Contents">
      <style:text-properties style:font-name="OpenDyslexicAlta" fo:font-style="normal" officeooo:rsid="001e9047" officeooo:paragraph-rsid="001e9047"/>
    </style:style>
    <style:style style:name="P9" style:family="paragraph" style:parent-style-name="Table_20_Contents">
      <style:text-properties style:font-name="OpenDyslexicAlta" fo:font-style="normal" officeooo:rsid="002027b4" officeooo:paragraph-rsid="002027b4"/>
    </style:style>
    <style:style style:name="P10" style:family="paragraph" style:parent-style-name="Table_20_Contents">
      <style:text-properties officeooo:paragraph-rsid="001d5ae6"/>
    </style:style>
    <style:style style:name="P11" style:family="paragraph" style:parent-style-name="Table_20_Contents">
      <style:text-properties officeooo:paragraph-rsid="002b19da"/>
    </style:style>
    <style:style style:name="P12" style:family="paragraph" style:parent-style-name="Table_20_Contents">
      <style:text-properties style:font-name="OpenDyslexicAlta" fo:font-style="normal" officeooo:paragraph-rsid="002b19da"/>
    </style:style>
    <style:style style:name="P13" style:family="paragraph" style:parent-style-name="Table_20_Contents">
      <style:text-properties style:font-name="OpenDyslexicAlta" fo:font-style="normal" officeooo:rsid="001e9047" officeooo:paragraph-rsid="002b19da"/>
    </style:style>
    <style:style style:name="P14" style:family="paragraph" style:parent-style-name="Table_20_Contents">
      <style:text-properties officeooo:paragraph-rsid="002f9636"/>
    </style:style>
    <style:style style:name="P15" style:family="paragraph" style:parent-style-name="Table_20_Contents">
      <style:text-properties officeooo:paragraph-rsid="00311af7"/>
    </style:style>
    <style:style style:name="T1" style:family="text">
      <style:text-properties style:font-name="OpenDyslexicAlta"/>
    </style:style>
    <style:style style:name="T2" style:family="text">
      <style:text-properties style:font-name="OpenDyslexicAlta" fo:font-style="normal"/>
    </style:style>
    <style:style style:name="T3" style:family="text">
      <style:text-properties style:font-name="OpenDyslexicAlta" fo:font-style="normal" officeooo:rsid="001b8a69"/>
    </style:style>
    <style:style style:name="T4" style:family="text">
      <style:text-properties style:font-name="OpenDyslexicAlta" fo:font-style="normal" officeooo:rsid="001d5ae6"/>
    </style:style>
    <style:style style:name="T5" style:family="text">
      <style:text-properties style:font-name="OpenDyslexicAlta" fo:font-style="normal" officeooo:rsid="002e04fa"/>
    </style:style>
    <style:style style:name="T6" style:family="text">
      <style:text-properties style:font-name="OpenDyslexicAlta" fo:font-style="normal" officeooo:rsid="002f9636"/>
    </style:style>
    <style:style style:name="T7" style:family="text">
      <style:text-properties style:font-name="OpenDyslexicAlta" fo:font-style="normal" officeooo:rsid="0030dec8"/>
    </style:style>
    <style:style style:name="T8" style:family="text">
      <style:text-properties style:font-name="OpenDyslexicAlta" fo:font-style="normal" officeooo:rsid="00311af7"/>
    </style:style>
    <style:style style:name="T9" style:family="text">
      <style:text-properties style:font-name="OpenDyslexicAlta" officeooo:rsid="00311af7"/>
    </style:style>
    <style:style style:name="T10" style:family="text">
      <style:text-properties officeooo:rsid="002caa1c"/>
    </style:style>
    <style:style style:name="T11" style:family="text">
      <style:text-properties officeooo:rsid="002f9636"/>
    </style:style>
    <style:style style:name="T12" style:family="text">
      <style:text-properties officeooo:rsid="00311a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063158848288">
          <table:table-cell table:style-name="Tableau1.A1" office:value-type="string">
            <text:p text:style-name="Table_20_Contents">Stations and Categories on the menu</text:p>
          </table:table-cell>
          <table:table-cell table:style-name="Tableau1.A1" office:value-type="string">
            <text:p text:style-name="P1"><text:span text:style-name="T2">Stations</text:span> et <text:span text:style-name="T2">catégories </text:span><text:span text:style-name="T3">au menu</text:span></text:p>
          </table:table-cell>
        </table:table-row>
        <table:table-row table:style-name="TableLine94063159305168">
          <table:table-cell table:style-name="Tableau1.A1" office:value-type="string">
            <text:p text:style-name="Table_20_Contents">This is your own list of Categories and Radio Stations.</text:p>
            <text:p text:style-name="Table_20_Contents">You can add more using the + button.</text:p>
            <text:p text:style-name="Table_20_Contents">For a category, fill in only its name; leave the other fields empty.</text:p>
            <text:p text:style-name="Table_20_Contents">For a radio station, enter only its name and its streaming URL.</text:p>
            <text:p text:style-name="Table_20_Contents">You can order the rows by dragging and dropping or by using the buttons and tools below the list.</text:p>
            <text:p text:style-name="P12">The buttons on the right below the list allow you to navigate page by page or category by category.</text:p>
            <text:p text:style-name="P11"><text:span text:style-name="T2">To</text:span> search for one of your stations, click on the list and start writing its name.</text:p>
            <text:p text:style-name="Table_20_Contents">To easily add stations to your list, use the following 2 tabs: Search and Import.</text:p>
            <text:p text:style-name="Table_20_Contents">Check its 'Menu' box to display a station or category in the menu.</text:p>
            <text:p text:style-name="Table_20_Contents">Check its second box to listen to the station or move it to another category using the tools below.</text:p>
          </table:table-cell>
          <table:table-cell table:style-name="Tableau1.A1" office:value-type="string">
            <text:p text:style-name="P4">Ceci est votre propre liste de Catégories et de Stations de radios.</text:p>
            <text:p text:style-name="P5">Vous pouvez en ajouter grâce au bouton +.</text:p>
            <text:p text:style-name="P5">Pour une catégorie, ne renseignez que son nom ; laissez vides les autres champs.</text:p>
            <text:p text:style-name="P10"><text:span text:style-name="T4">Pour une radio, </text:span><text:span text:style-name="T3">ne renseignez que son nom </text:span><text:span text:style-name="T4">et son URL de streaming.</text:span></text:p>
            <text:p text:style-name="P6">Vous pouvez ordonner les lignes par glisser-déplacer ou à l'aide des boutons et outils situés en-dessous de la liste.</text:p>
            <text:p text:style-name="P7">Les boutons situés à droite sous la liste vous permettent d'y naviguer page par page ou catégorie par catégorie.</text:p>
            <text:p text:style-name="P13">Pour rechercher une de vos stations, cliquez sur la liste et commencez à écrire son nom.</text:p>
            <text:p text:style-name="P8">Pour ajouter facilement des stations à votre liste, utilisez les 2 onglets suivants : Recherche et Import.</text:p>
            <text:p text:style-name="P9">Cochez sa case 'Menu' pour afficher une station ou catégorie dans le menu.</text:p>
            <text:p text:style-name="P9">Cochez sa seconde case pour écouter la station ou la déplacer vers une autre catégorie à l'aide des outils situés en-dessous.</text:p>
          </table:table-cell>
        </table:table-row>
        <table:table-row table:style-name="TableLine94063159305520">
          <table:table-cell table:style-name="Tableau1.A1" office:value-type="string">
            <text:p text:style-name="P14">You can have your list of stations checked by internet <text:span text:style-name="T2">databases.</text:span></text:p>
            <text:p text:style-name="P14"><text:span text:style-name="T2">Any</text:span> station recognized by one of <text:soft-page-break/>these databases will receive a Universal Unique <text:span text:style-name="T2">I</text:span><text:span text:style-name="T7">d</text:span><text:span text:style-name="T2">entifier</text:span> (UUID) provided by th<text:span text:style-name="T6">is</text:span> <text:span text:style-name="T2">database.</text:span></text:p>
            <text:p text:style-name="P14"><text:span text:style-name="T2">So</text:span>, if a streaming URL was changed, a next check would update it and you can continue to listen to the affected radio.</text:p>
          </table:table-cell>
          <table:table-cell table:style-name="Tableau1.A1" office:value-type="string">
            <text:p text:style-name="P14">Vous pouvez faire vérifier votre liste de stations par des bases de données <text:span text:style-name="T2">internet.</text:span></text:p>
            <text:p text:style-name="P15"><text:soft-page-break/><text:span text:style-name="T2">Toute</text:span> station reconnue par une de ces bases de données recevra un <text:span text:style-name="T7">U</text:span>niversel <text:span text:style-name="T8">et </text:span><text:span text:style-name="T7">U</text:span><text:span text:style-name="T8">nique </text:span><text:span text:style-name="T7">I</text:span><text:span text:style-name="T2">dentifiant</text:span> (UUID) fourni par<text:span text:style-name="T2"> </text:span><text:span text:style-name="T6">cette</text:span><text:span text:style-name="T2"> </text:span>base de données.</text:p>
            <text:p text:style-name="P14">Ainsi, si une URL de streaming était modifiée, une prochaine vérification la mettrait à jour et vous pourrez continuer à écouter la <text:span text:style-name="T11">station</text:span> concernée.</text:p>
          </table:table-cell>
        </table:table-row>
        <table:table-row table:style-name="TableLine94063159306048">
          <table:table-cell table:style-name="Tableau1.A1" office:value-type="string">
            <text:p text:style-name="Table_20_Contents">Here you can search for other stations in a free radio database accessible via the Internet.</text:p>
            <text:p text:style-name="Table_20_Contents">Fill in at least a few fields of the form below then click on the 'Search ...' button.</text:p>
            <text:p text:style-name="Table_20_Contents">Each time this button is clicked, a new results page is displayed in the second part of this page, where you can test certain stations and include them in the menu.</text:p>
            <text:p text:style-name="Table_20_Contents">A station already in your menu will only appear in search results if its streaming URL has changed.</text:p>
            <text:p text:style-name="Table_20_Contents">If no new page appears, then all the results matching your search criteria have been displayed.</text:p>
          </table:table-cell>
          <table:table-cell table:style-name="Tableau1.A1" office:value-type="string">
            <text:p text:style-name="Table_20_Contents">Ici, vous pouvez rechercher d'autres stations dans une base de données <text:span text:style-name="T10">de stations </text:span>radio, <text:span text:style-name="T10">libre et </text:span>gratuite, accessible via Internet.</text:p>
            <text:p text:style-name="Table_20_Contents">Remplissez au moins quelques champs du formulaire ci-dessous puis cliquez sur le bouton 'Rechercher...'.</text:p>
            <text:p text:style-name="Table_20_Contents">A chaque clic sur ce bouton, une nouvelle page de résultats s'affiche dans la deuxième partie de cette page, où vous pouvez tester certaines stations et les inclure dans le menu.</text:p>
            <text:p text:style-name="Table_20_Contents">Une station déjà présente dans votre menu n'apparaîtra dans les résultats de recherche que si son URL de diffusion a changé.</text:p>
            <text:p text:style-name="Table_20_Contents"><text:span text:style-name="T2">Lorsqu</text:span><text:span text:style-name="T5">e plus </text:span><text:span text:style-name="T2">aucune</text:span> nouvelle page n'apparaît, cela signifie que tous les résultats correspondant à vos critères de recherche ont été affichés.</text:p>
          </table:table-cell>
        </table:table-row>
        <table:table-row table:style-name="TableLine94063159306768">
          <table:table-cell table:style-name="Tableau1.A1" office:value-type="string">
            <text:p text:style-name="Table_20_Contents">You can import a file containing the name and streaming URL of at least one radio station.</text:p>
            <text:p text:style-name="Table_20_Contents"><text:soft-page-break/>These radio stations are displayed in the list below. You can test them by checking their ♪ box.</text:p>
            <text:p text:style-name="Table_20_Contents">Then manage this list with the buttons at the bottom of this tab.</text:p>
          </table:table-cell>
          <table:table-cell table:style-name="Tableau1.A1" office:value-type="string">
            <text:p text:style-name="Table_20_Contents">Vous pouvez importer un fichier contenant le nom et l'URL de diffusion d'au moins une station de <text:soft-page-break/>radio.</text:p>
            <text:p text:style-name="Table_20_Contents">Ces stations de radio sont affichées dans la liste ci-dessous. Vous pouvez les tester en cochant leur case ♪.</text:p>
            <text:p text:style-name="Table_20_Contents">Gérez ensuite cette liste avec les boutons en bas de cet onglet.</text:p>
          </table:table-cell>
        </table:table-row>
        <table:table-row table:style-name="TableLine94063159307568">
          <table:table-cell table:style-name="Tableau1.A1" office:value-type="string">
            <text:p text:style-name="Table_20_Contents">In the Shoutcast directory, click the download button to the left of the station name.</text:p>
            <text:p text:style-name="Table_20_Contents">Select the open format (.XSPF) and save the file giving it the same name as the station.</text:p>
            <text:p text:style-name="Table_20_Contents">This file can then be imported here.</text:p>
          </table:table-cell>
          <table:table-cell table:style-name="Tableau1.A1" office:value-type="string">
            <text:p text:style-name="Table_20_Contents">Dans le répertoire Shoutcast, cliquez sur le bouton de téléchargement à gauche du nom de la station.</text:p>
            <text:p text:style-name="Table_20_Contents">Sélectionnez le format ouvert (.XSPF) et enregistrez le fichier en lui donnant le même nom que la station.</text:p>
            <text:p text:style-name="Table_20_Contents">Ce fichier peut ensuite être importé ici.</text:p>
          </table:table-cell>
        </table:table-row>
        <table:table-row table:style-name="TableLine940631593083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091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099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06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14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22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30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38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46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54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62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70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78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86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195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03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11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20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28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36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ext:soft-page-break/>
        <table:table-row table:style-name="TableLine940631593244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53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61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699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78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86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294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03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115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19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28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36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44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53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61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69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78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86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394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03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11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19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28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36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44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52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61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69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779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86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494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02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11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195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ext:soft-page-break/>
        <table:table-row table:style-name="TableLine940631593527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36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44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52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61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88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596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04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13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21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29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38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46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54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63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71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79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88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696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04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12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21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29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379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46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54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62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71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795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87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796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04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12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21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ext:soft-page-break/>
        <table:table-row table:style-name="TableLine940631593829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37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46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54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62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71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79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87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896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04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12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20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29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37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459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54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62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70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79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875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3995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04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12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20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29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37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45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54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62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70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79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87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095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104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ext:soft-page-break/>
        <table:table-row table:style-name="TableLine940631594112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160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168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176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184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193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01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09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18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26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34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43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51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59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68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76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84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292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01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09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179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26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34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42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51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595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67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76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84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392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01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09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17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26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ext:soft-page-break/>
        <table:table-row table:style-name="TableLine940631594434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42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51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59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67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76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84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492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00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09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17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259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34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42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508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59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675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75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84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592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00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091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17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25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34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42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507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59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67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75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84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692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700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7089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ext:soft-page-break/>
        <table:table-row table:style-name="TableLine940631594717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725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7339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6315947422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2"/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DyslexicAlta" svg:font-family="OpenDyslexicAlta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DyslexicAlta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DyslexicAlta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DyslexicAlta" fo:font-family="OpenDyslexicAlta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OpenDyslexicAlta" fo:font-family="OpenDyslexicAlta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DyslexicAlta" fo:font-family="OpenDyslexicAlta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DyslexicAlta" fo:font-family="OpenDyslexicAlta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laude </meta:initial-creator>
    <meta:creation-date>2021-12-13T13:46:15.544836609</meta:creation-date>
    <dc:date>2022-01-13T14:03:23.439694813</dc:date>
    <dc:creator>claude </dc:creator>
    <meta:editing-duration>PT8H5M56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9" meta:paragraph-count="50" meta:word-count="805" meta:character-count="4568" meta:non-whitespace-character-count="3813"/>
  </office:meta>
</office:document-meta>
</file>